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/>
    </style:style>
    <style:style style:name="P2" style:family="paragraph" style:parent-style-name="Standard">
      <style:text-properties style:font-name="Lucida Console" fo:font-weight="bold" style:font-weight-asian="bold" style:font-weight-complex="bold"/>
    </style:style>
    <style:style style:name="P3" style:family="paragraph" style:parent-style-name="Standard">
      <style:text-properties style:font-name="Lucida Console" fo:font-weight="normal" style:font-weight-asian="normal" style:font-weight-complex="normal"/>
    </style:style>
    <style:style style:name="P4" style:family="paragraph" style:parent-style-name="Standard">
      <style:text-properties style:font-name="Lucida Console" fo:font-weight="normal" style:font-weight-asian="normal" style:font-weight-complex="normal"/>
    </style:style>
    <style:style style:name="P5" style:family="paragraph" style:parent-style-name="Standard">
      <style:text-properties style:font-name="Lucida Consol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 case</text:span> User herausfordern</text:p>
      <text:p text:style-name="P1">//USE-CASE no.1</text:p>
      <text:p text:style-name="P1"><text:span text:style-name="T1"><text:tab/>actors</text:span> Client</text:p>
      <text:p text:style-name="P2"/>
      <text:p text:style-name="P1"><text:span text:style-name="T1"><text:tab/>precondition</text:span> Der Client muss mit seinem Userkonto Auf dem <text:tab/>Server angemeldet sein &amp;&amp; es muss sich mindestens ein PkTeam <text:tab/>in beiden Userkonten befinden &amp;&amp; es muss mindestens ein Pkmn <text:tab/>in beiden PkTeams vorhanden sein.</text:p>
      <text:p text:style-name="P2"/>
      <text:p text:style-name="P2"><text:tab/>main flow</text:p>
      <text:p text:style-name="P2"><text:tab/><text:tab/><text:span text:style-name="T2">1.Der Client ruft die Profilseite eines anderen Users <text:tab/><text:tab/><text:tab/>auf.</text:span></text:p>
      <text:p text:style-name="P3"><text:tab/><text:tab/>2.Es wird das Profil des Users ausgegeben.</text:p>
      <text:p text:style-name="P3"><text:tab/><text:tab/>3.Der Client wählt die Option „Herausfordern“ aus.</text:p>
      <text:p text:style-name="P3"><text:tab/><text:tab/>4.Der Server prüft die Conditions und fragt die Auswahl <text:tab/><text:tab/>eines eigenen Pkmn aus einem Team ab.</text:p>
      <text:p text:style-name="P3"><text:tab/><text:tab/>5.Der Client beginnt den „Kampf“: Der User muss einen <text:tab/><text:tab/><text:tab/>Button innerhalb einer gegebenen Zeit möglichst oft <text:tab/><text:tab/><text:tab/>clicken. Der herausgeforderte User „verteidigt“ mit <text:tab/><text:tab/><text:tab/>seinem letzten Rekord.</text:p>
      <text:p text:style-name="P3"><text:tab/><text:tab/>6.Nach Ablauf der Zeit vergleicht der Server die <text:tab/><text:tab/><text:tab/><text:tab/>Ergebnisse, der User mit den meisten Clicks gewinnt. <text:tab/><text:tab/><text:tab/>Geschlagene eigene Rekorde werden überschrieben.</text:p>
      <text:p text:style-name="P3"><text:tab/><text:tab/>7.Der User erhält die Möglichkeit, einen weiteren Kampf <text:tab/><text:tab/>zu führen oder zu beenden.</text:p>
      <text:p text:style-name="P2"><text:span text:style-name="T2"/></text:p>
      <text:p text:style-name="P2"><text:tab/>Postcondition</text:p>
      <text:p text:style-name="P2"><text:span text:style-name="T2"><text:tab/><text:tab/>Kampfstatistik beider User aktualisiert, eventuell wurden <text:tab/><text:tab/>Rekorde überschrieben.</text:span></text:p>
      <text:p text:style-name="P2"><text:span text:style-name="T2"/></text:p>
      <text:p text:style-name="P2"><text:tab/>alternate flow<text:span text:style-name="T2"> a1</text:span></text:p>
      <text:p text:style-name="P3"><text:tab/><text:tab/>1. Der User verfügt über kein PkTeam: Die Möglichkeit, <text:tab/><text:tab/>einen Kampf zu beginnen, ist nicht gegeben.</text:p>
      <text:p text:style-name="P3"><text:tab/><text:tab/>2. Der Gegner verfügt über kein PkTeam: Die Möglichkeit, <text:tab/><text:tab/>diesen Gegner herauszufordern, ist nicht gegeben.</text:p>
      <text:p text:style-name="P2"/>
      <text:p text:style-name="P2"><text:tab/>Postcondition</text:p>
      <text:p text:style-name="P2"><text:tab/><text:tab/><text:span text:style-name="T2">keine</text:span></text:p>
      <text:p text:style-name="P2"><text:span text:style-name="T2"/></text:p>
      <text:p text:style-name="P2">end<text:span text:style-name="T2"> pkTeam erstell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6-14T10:06:49.99</meta:creation-date>
    <dc:date>2015-06-27T03:14:27</dc:date>
    <meta:editing-duration>PT5M44S</meta:editing-duration>
    <meta:editing-cycles>2</meta:editing-cycles>
    <meta:generator>OpenOffice/4.1.1$Unix OpenOffice.org_project/411m6$Build-9775</meta:generator>
    <dc:creator>Leon </dc:creator>
    <meta:document-statistic meta:table-count="0" meta:image-count="0" meta:object-count="0" meta:page-count="1" meta:paragraph-count="20" meta:word-count="190" meta:character-count="1344"/>
  </office:meta>
</office:document-meta>
</file>